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ef837"/>
    </style:style>
    <style:style style:name="T2" style:family="text">
      <style:text-properties officeooo:rsid="00203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<text:span text:style-name="T1">The nightmares still keep me awake at night. It’s been two years since I experienced the gathering. Two years since they came from the sky and I was left alone with one of them. </text:span><text:span text:style-name="T2">I still remember the experience like it was yesterday.</text:span></text:p>
      <text:p text:style-name="Standard"><text:s text:c="5"/><text:span text:style-name="T2">I was traveling home from work that da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0T03:52:56.564000000</dc:date>
    <meta:editing-duration>PT1M11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2" meta:word-count="51" meta:character-count="282" meta:non-whitespace-character-count="223"/>
  </office:meta>
</office:document-meta>
</file>